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4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#ffcc99"/>
    </style:style>
    <style:style style:name="ce5" style:family="table-cell" style:parent-style-name="Default" style:data-style-name="N108">
      <style:table-cell-properties fo:background-color="#ffcc99"/>
    </style:style>
  </office:automatic-styles>
  <office:body>
    <office:spreadsheet>
      <table:table table:name="業種別セグメント" table:style-name="ta1" table:print="false">
        <table:table-column table:style-name="co1" table:default-cell-style-name="ce1"/>
        <table:table-column table:style-name="co2" table:number-columns-repeated="9" table:default-cell-style-name="ce2"/>
        <table:table-row table:style-name="ro1">
          <table:table-cell office:value-type="string">
            <text:p> </text:p>
          </table:table-cell>
          <table:table-cell table:style-name="ce1" office:value-type="string">
            <text:p>コンビニ</text:p>
            <text:p>エンス</text:p>
            <text:p>ストア</text:p>
            <text:p>（百万円）</text:p>
          </table:table-cell>
          <table:table-cell table:style-name="ce1" office:value-type="string">
            <text:p>スーパー</text:p>
            <text:p>ストア</text:p>
            <text:p>（百万円）</text:p>
          </table:table-cell>
          <table:table-cell table:style-name="ce1" office:value-type="string">
            <text:p>百貨店</text:p>
            <text:p>（百万円）</text:p>
          </table:table-cell>
          <table:table-cell table:style-name="ce1" office:value-type="string">
            <text:p>フード</text:p>
            <text:p>サービス</text:p>
            <text:p>（百万円）</text:p>
          </table:table-cell>
          <table:table-cell table:style-name="ce1" office:value-type="string">
            <text:p>金融関連</text:p>
            <text:p>（百万円）</text:p>
          </table:table-cell>
          <table:table-cell table:style-name="ce1" office:value-type="string">
            <text:p>その他</text:p>
            <text:p>（百万円）</text:p>
          </table:table-cell>
          <table:table-cell table:style-name="ce1" office:value-type="string">
            <text:p>計</text:p>
            <text:p>（百万円）</text:p>
          </table:table-cell>
          <table:table-cell table:style-name="ce1" office:value-type="string">
            <text:p>消去又は</text:p>
            <text:p>全社</text:p>
            <text:p>（百万円）</text:p>
          </table:table-cell>
          <table:table-cell table:style-name="ce1" office:value-type="string">
            <text:p>連結</text:p>
            <text:p>（百万円）</text:p>
          </table:table-cell>
        </table:table-row>
        <table:table-row table:style-name="ro2">
          <table:table-cell office:value-type="string">
            <text:p>Ⅰ　営業収益および営業損益</text:p>
          </table:table-cell>
          <table:table-cell table:number-columns-repeated="9" office:value-type="string">
            <text:p>    </text:p>
          </table:table-cell>
        </table:table-row>
        <table:table-row table:style-name="ro3">
          <table:table-cell office:value-type="string">
            <text:p>営業収益</text:p>
          </table:table-cell>
          <table:table-cell table:number-columns-repeated="9" office:value-type="string">
            <text:p>    </text:p>
          </table:table-cell>
        </table:table-row>
        <table:table-row table:style-name="ro4">
          <table:table-cell office:value-type="string">
            <text:p>（1）外部顧客に対する</text:p>
            <text:p>営業収益</text:p>
          </table:table-cell>
          <table:table-cell office:value-type="float" office:value="2035927">
            <text:p>2,035,927</text:p>
          </table:table-cell>
          <table:table-cell office:value-type="float" office:value="1972649">
            <text:p>1,972,649</text:p>
          </table:table-cell>
          <table:table-cell office:value-type="float" office:value="914182">
            <text:p>914,182</text:p>
          </table:table-cell>
          <table:table-cell office:value-type="float" office:value="79241">
            <text:p>79,241</text:p>
          </table:table-cell>
          <table:table-cell office:value-type="float" office:value="93104">
            <text:p>93,104</text:p>
          </table:table-cell>
          <table:table-cell office:value-type="float" office:value="24634">
            <text:p>24,634</text:p>
          </table:table-cell>
          <table:table-cell office:value-type="float" office:value="5119739">
            <text:p>5,119,739</text:p>
          </table:table-cell>
          <table:table-cell office:value-type="string">
            <text:p>－</text:p>
          </table:table-cell>
          <table:table-cell office:value-type="float" office:value="5119739">
            <text:p>5,119,739</text:p>
          </table:table-cell>
        </table:table-row>
        <table:table-row table:style-name="ro4">
          <table:table-cell office:value-type="string">
            <text:p>（2）セグメント間の内部</text:p>
            <text:p>営業収益又は振替高</text:p>
          </table:table-cell>
          <table:table-cell office:value-type="float" office:value="536">
            <text:p>536</text:p>
          </table:table-cell>
          <table:table-cell office:value-type="float" office:value="8955">
            <text:p>8,955</text:p>
          </table:table-cell>
          <table:table-cell office:value-type="float" office:value="923">
            <text:p>923</text:p>
          </table:table-cell>
          <table:table-cell office:value-type="float" office:value="984">
            <text:p>984</text:p>
          </table:table-cell>
          <table:table-cell office:value-type="float" office:value="13848">
            <text:p>13,848</text:p>
          </table:table-cell>
          <table:table-cell office:value-type="float" office:value="10975">
            <text:p>10,975</text:p>
          </table:table-cell>
          <table:table-cell office:value-type="float" office:value="36224">
            <text:p>36,224</text:p>
          </table:table-cell>
          <table:table-cell office:value-type="float" office:value="-36224">
            <text:p>-36,224</text:p>
          </table:table-cell>
          <table:table-cell office:value-type="string">
            <text:p>－</text:p>
          </table:table-cell>
        </table:table-row>
        <table:table-row table:style-name="ro3">
          <table:table-cell office:value-type="string">
            <text:p>計</text:p>
          </table:table-cell>
          <table:table-cell office:value-type="float" office:value="2036464">
            <text:p>2,036,464</text:p>
          </table:table-cell>
          <table:table-cell office:value-type="float" office:value="1981604">
            <text:p>1,981,604</text:p>
          </table:table-cell>
          <table:table-cell office:value-type="float" office:value="915105">
            <text:p>915,105</text:p>
          </table:table-cell>
          <table:table-cell office:value-type="float" office:value="80225">
            <text:p>80,225</text:p>
          </table:table-cell>
          <table:table-cell office:value-type="float" office:value="106953">
            <text:p>106,953</text:p>
          </table:table-cell>
          <table:table-cell office:value-type="float" office:value="35610">
            <text:p>35,610</text:p>
          </table:table-cell>
          <table:table-cell office:value-type="float" office:value="5155963">
            <text:p>5,155,963</text:p>
          </table:table-cell>
          <table:table-cell office:value-type="float" office:value="-36224">
            <text:p>-36,224</text:p>
          </table:table-cell>
          <table:table-cell office:value-type="float" office:value="5119739">
            <text:p>5,119,739</text:p>
          </table:table-cell>
        </table:table-row>
        <table:table-row table:style-name="ro3">
          <table:table-cell office:value-type="string">
            <text:p>営業費用</text:p>
          </table:table-cell>
          <table:table-cell office:value-type="float" office:value="1840986">
            <text:p>1,840,986</text:p>
          </table:table-cell>
          <table:table-cell office:value-type="float" office:value="1965895">
            <text:p>1,965,895</text:p>
          </table:table-cell>
          <table:table-cell office:value-type="float" office:value="909483">
            <text:p>909,483</text:p>
          </table:table-cell>
          <table:table-cell office:value-type="float" office:value="80419">
            <text:p>80,419</text:p>
          </table:table-cell>
          <table:table-cell office:value-type="float" office:value="78609">
            <text:p>78,609</text:p>
          </table:table-cell>
          <table:table-cell office:value-type="float" office:value="36300">
            <text:p>36,300</text:p>
          </table:table-cell>
          <table:table-cell office:value-type="float" office:value="4911695">
            <text:p>4,911,695</text:p>
          </table:table-cell>
          <table:table-cell office:value-type="float" office:value="-35302">
            <text:p>-35,302</text:p>
          </table:table-cell>
          <table:table-cell office:value-type="float" office:value="4876392">
            <text:p>4,876,392</text:p>
          </table:table-cell>
        </table:table-row>
        <table:table-row table:style-name="ro2">
          <table:table-cell office:value-type="string">
            <text:p>営業利益又は営業損失（△）</text:p>
          </table:table-cell>
          <table:table-cell office:value-type="float" office:value="195477">
            <text:p>195,477</text:p>
          </table:table-cell>
          <table:table-cell office:value-type="float" office:value="15708">
            <text:p>15,708</text:p>
          </table:table-cell>
          <table:table-cell office:value-type="float" office:value="5622">
            <text:p>5,622</text:p>
          </table:table-cell>
          <table:table-cell office:value-type="string">
            <text:p>△193</text:p>
          </table:table-cell>
          <table:table-cell office:value-type="float" office:value="28343">
            <text:p>28,343</text:p>
          </table:table-cell>
          <table:table-cell office:value-type="string">
            <text:p>△690</text:p>
          </table:table-cell>
          <table:table-cell office:value-type="float" office:value="244268">
            <text:p>244,268</text:p>
          </table:table-cell>
          <table:table-cell office:value-type="float" office:value="-921">
            <text:p>-921</text:p>
          </table:table-cell>
          <table:table-cell office:value-type="float" office:value="243346">
            <text:p>243,346</text:p>
          </table:table-cell>
        </table:table-row>
        <table:table-row table:style-name="ro5">
          <table:table-cell office:value-type="string">
            <text:p>Ⅱ　資産、減価償却費、</text:p>
            <text:p>減損損失及び資本的支出</text:p>
          </table:table-cell>
          <table:table-cell table:number-columns-repeated="9" office:value-type="string">
            <text:p>    </text:p>
          </table:table-cell>
        </table:table-row>
        <table:table-row table:style-name="ro3">
          <table:table-cell office:value-type="string">
            <text:p>資産</text:p>
          </table:table-cell>
          <table:table-cell office:value-type="float" office:value="1112557">
            <text:p>1,112,557</text:p>
          </table:table-cell>
          <table:table-cell office:value-type="float" office:value="1081491">
            <text:p>1,081,491</text:p>
          </table:table-cell>
          <table:table-cell office:value-type="float" office:value="571463">
            <text:p>571,463</text:p>
          </table:table-cell>
          <table:table-cell office:value-type="float" office:value="21105">
            <text:p>21,105</text:p>
          </table:table-cell>
          <table:table-cell office:value-type="float" office:value="1350272">
            <text:p>1,350,272</text:p>
          </table:table-cell>
          <table:table-cell office:value-type="float" office:value="145792">
            <text:p>145,792</text:p>
          </table:table-cell>
          <table:table-cell office:value-type="float" office:value="4282682">
            <text:p>4,282,682</text:p>
          </table:table-cell>
          <table:table-cell office:value-type="float" office:value="-550570">
            <text:p>-550,570</text:p>
          </table:table-cell>
          <table:table-cell office:value-type="float" office:value="3732111">
            <text:p>3,732,111</text:p>
          </table:table-cell>
        </table:table-row>
        <table:table-row table:style-name="ro3">
          <table:table-cell office:value-type="string">
            <text:p>減価償却費</text:p>
          </table:table-cell>
          <table:table-cell office:value-type="float" office:value="68743">
            <text:p>68,743</text:p>
          </table:table-cell>
          <table:table-cell office:value-type="float" office:value="25890">
            <text:p>25,890</text:p>
          </table:table-cell>
          <table:table-cell office:value-type="float" office:value="14361">
            <text:p>14,361</text:p>
          </table:table-cell>
          <table:table-cell office:value-type="float" office:value="811">
            <text:p>811</text:p>
          </table:table-cell>
          <table:table-cell office:value-type="float" office:value="20693">
            <text:p>20,693</text:p>
          </table:table-cell>
          <table:table-cell office:value-type="float" office:value="1598">
            <text:p>1,598</text:p>
          </table:table-cell>
          <table:table-cell office:value-type="float" office:value="132099">
            <text:p>132,099</text:p>
          </table:table-cell>
          <table:table-cell office:value-type="float" office:value="321">
            <text:p>321</text:p>
          </table:table-cell>
          <table:table-cell office:value-type="float" office:value="132421">
            <text:p>132,421</text:p>
          </table:table-cell>
        </table:table-row>
        <table:table-row table:style-name="ro3">
          <table:table-cell office:value-type="string">
            <text:p>減損損失</text:p>
          </table:table-cell>
          <table:table-cell office:value-type="float" office:value="5939">
            <text:p>5,939</text:p>
          </table:table-cell>
          <table:table-cell office:value-type="float" office:value="4139">
            <text:p>4,139</text:p>
          </table:table-cell>
          <table:table-cell office:value-type="float" office:value="10301">
            <text:p>10,301</text:p>
          </table:table-cell>
          <table:table-cell office:value-type="float" office:value="378">
            <text:p>378</text:p>
          </table:table-cell>
          <table:table-cell office:value-type="float" office:value="635">
            <text:p>635</text:p>
          </table:table-cell>
          <table:table-cell office:value-type="float" office:value="59">
            <text:p>59</text:p>
          </table:table-cell>
          <table:table-cell office:value-type="float" office:value="21454">
            <text:p>21,454</text:p>
          </table:table-cell>
          <table:table-cell office:value-type="string">
            <text:p>－</text:p>
          </table:table-cell>
          <table:table-cell office:value-type="float" office:value="21454">
            <text:p>21,454</text:p>
          </table:table-cell>
        </table:table-row>
        <table:table-row table:style-name="ro3">
          <table:table-cell office:value-type="string">
            <text:p>資本的支出</text:p>
          </table:table-cell>
          <table:table-cell office:value-type="float" office:value="91626">
            <text:p>91,626</text:p>
          </table:table-cell>
          <table:table-cell office:value-type="float" office:value="44797">
            <text:p>44,797</text:p>
          </table:table-cell>
          <table:table-cell office:value-type="float" office:value="25559">
            <text:p>25,559</text:p>
          </table:table-cell>
          <table:table-cell office:value-type="float" office:value="443">
            <text:p>443</text:p>
          </table:table-cell>
          <table:table-cell office:value-type="float" office:value="16979">
            <text:p>16,979</text:p>
          </table:table-cell>
          <table:table-cell office:value-type="float" office:value="127389">
            <text:p>127,389</text:p>
          </table:table-cell>
          <table:table-cell office:value-type="float" office:value="306797">
            <text:p>306,797</text:p>
          </table:table-cell>
          <table:table-cell office:value-type="float" office:value="2773">
            <text:p>2,773</text:p>
          </table:table-cell>
          <table:table-cell office:value-type="float" office:value="309570">
            <text:p>309,570</text:p>
          </table:table-cell>
        </table:table-row>
      </table:table>
      <table:table table:name="Sheet1_2" table:style-name="ta1" table:print="false">
        <table:table-column table:style-name="co1" table:default-cell-style-name="ce1"/>
        <table:table-column table:style-name="co2" table:number-columns-repeated="9" table:default-cell-style-name="ce2"/>
        <table:table-row table:style-name="ro1">
          <table:table-cell office:value-type="string">
            <text:p> </text:p>
          </table:table-cell>
          <table:table-cell table:style-name="ce1" office:value-type="string">
            <text:p>コンビニ</text:p>
            <text:p>エンス</text:p>
            <text:p>ストア</text:p>
            <text:p>（百万円）</text:p>
          </table:table-cell>
          <table:table-cell table:style-name="ce1" office:value-type="string">
            <text:p>スーパー</text:p>
            <text:p>ストア</text:p>
            <text:p>（百万円）</text:p>
          </table:table-cell>
          <table:table-cell table:style-name="ce1" office:value-type="string">
            <text:p>百貨店</text:p>
            <text:p>（百万円）</text:p>
          </table:table-cell>
          <table:table-cell table:style-name="ce1" office:value-type="string">
            <text:p>フード</text:p>
            <text:p>サービス</text:p>
            <text:p>（百万円）</text:p>
          </table:table-cell>
          <table:table-cell table:style-name="ce1" office:value-type="string">
            <text:p>金融関連</text:p>
            <text:p>（百万円）</text:p>
          </table:table-cell>
          <table:table-cell table:style-name="ce1" office:value-type="string">
            <text:p>その他</text:p>
            <text:p>（百万円）</text:p>
          </table:table-cell>
          <table:table-cell table:style-name="ce1" office:value-type="string">
            <text:p>計</text:p>
            <text:p>（百万円）</text:p>
          </table:table-cell>
          <table:table-cell table:style-name="ce1" office:value-type="string">
            <text:p>消去又は</text:p>
            <text:p>全社</text:p>
            <text:p>（百万円）</text:p>
          </table:table-cell>
          <table:table-cell table:style-name="ce1" office:value-type="string">
            <text:p>連結</text:p>
            <text:p>（百万円）</text:p>
          </table:table-cell>
        </table:table-row>
        <table:table-row table:style-name="ro2">
          <table:table-cell office:value-type="string">
            <text:p>Ⅰ　営業収益および営業損益</text:p>
          </table:table-cell>
          <table:table-cell table:number-columns-repeated="9" office:value-type="string">
            <text:p>    </text:p>
          </table:table-cell>
        </table:table-row>
        <table:table-row table:style-name="ro3">
          <table:table-cell office:value-type="string">
            <text:p>営業収益</text:p>
          </table:table-cell>
          <table:table-cell table:number-columns-repeated="9" office:value-type="string">
            <text:p>    </text:p>
          </table:table-cell>
        </table:table-row>
        <table:table-row table:style-name="ro4">
          <table:table-cell office:value-type="string">
            <text:p>（1）外部顧客に対する</text:p>
            <text:p>営業収益</text:p>
          </table:table-cell>
          <table:table-cell office:value-type="float" office:value="2035927">
            <text:p>2,035,927</text:p>
          </table:table-cell>
          <table:table-cell office:value-type="float" office:value="1972649">
            <text:p>1,972,649</text:p>
          </table:table-cell>
          <table:table-cell office:value-type="float" office:value="914182">
            <text:p>914,182</text:p>
          </table:table-cell>
          <table:table-cell office:value-type="float" office:value="79241">
            <text:p>79,241</text:p>
          </table:table-cell>
          <table:table-cell office:value-type="float" office:value="93104">
            <text:p>93,104</text:p>
          </table:table-cell>
          <table:table-cell office:value-type="float" office:value="24634">
            <text:p>24,634</text:p>
          </table:table-cell>
          <table:table-cell office:value-type="float" office:value="5119739">
            <text:p>5,119,739</text:p>
          </table:table-cell>
          <table:table-cell office:value-type="string">
            <text:p>－</text:p>
          </table:table-cell>
          <table:table-cell office:value-type="float" office:value="5119739">
            <text:p>5,119,739</text:p>
          </table:table-cell>
        </table:table-row>
        <table:table-row table:style-name="ro4">
          <table:table-cell office:value-type="string">
            <text:p>（2）セグメント間の内部</text:p>
            <text:p>営業収益又は振替高</text:p>
          </table:table-cell>
          <table:table-cell office:value-type="float" office:value="536">
            <text:p>536</text:p>
          </table:table-cell>
          <table:table-cell office:value-type="float" office:value="8955">
            <text:p>8,955</text:p>
          </table:table-cell>
          <table:table-cell office:value-type="float" office:value="923">
            <text:p>923</text:p>
          </table:table-cell>
          <table:table-cell office:value-type="float" office:value="984">
            <text:p>984</text:p>
          </table:table-cell>
          <table:table-cell office:value-type="float" office:value="13848">
            <text:p>13,848</text:p>
          </table:table-cell>
          <table:table-cell office:value-type="float" office:value="10975">
            <text:p>10,975</text:p>
          </table:table-cell>
          <table:table-cell office:value-type="float" office:value="36224">
            <text:p>36,224</text:p>
          </table:table-cell>
          <table:table-cell office:value-type="float" office:value="-36224">
            <text:p>-36,224</text:p>
          </table:table-cell>
          <table:table-cell office:value-type="string">
            <text:p>－</text:p>
          </table:table-cell>
        </table:table-row>
        <table:table-row table:style-name="ro3">
          <table:table-cell office:value-type="string">
            <text:p>計</text:p>
          </table:table-cell>
          <table:table-cell office:value-type="float" office:value="2036464">
            <text:p>2,036,464</text:p>
          </table:table-cell>
          <table:table-cell office:value-type="float" office:value="1981604">
            <text:p>1,981,604</text:p>
          </table:table-cell>
          <table:table-cell office:value-type="float" office:value="915105">
            <text:p>915,105</text:p>
          </table:table-cell>
          <table:table-cell office:value-type="float" office:value="80225">
            <text:p>80,225</text:p>
          </table:table-cell>
          <table:table-cell office:value-type="float" office:value="106953">
            <text:p>106,953</text:p>
          </table:table-cell>
          <table:table-cell office:value-type="float" office:value="35610">
            <text:p>35,610</text:p>
          </table:table-cell>
          <table:table-cell office:value-type="float" office:value="5155963">
            <text:p>5,155,963</text:p>
          </table:table-cell>
          <table:table-cell office:value-type="float" office:value="-36224">
            <text:p>-36,224</text:p>
          </table:table-cell>
          <table:table-cell office:value-type="float" office:value="5119739">
            <text:p>5,119,739</text:p>
          </table:table-cell>
        </table:table-row>
        <table:table-row table:style-name="ro3">
          <table:table-cell table:style-name="ce3" office:value-type="string">
            <text:p>割合</text:p>
          </table:table-cell>
          <table:table-cell table:style-name="ce4" table:formula="of:=[.B6]/[.$J$6]" office:value-type="percentage" office:value="0.397767151802074">
            <text:p>39.78%</text:p>
          </table:table-cell>
          <table:table-cell table:style-name="ce4" table:formula="of:=[.C6]/[.$J$6]" office:value-type="percentage" office:value="0.387051761818327">
            <text:p>38.71%</text:p>
          </table:table-cell>
          <table:table-cell table:style-name="ce4" table:formula="of:=[.D6]/[.$J$6]" office:value-type="percentage" office:value="0.17874055689167">
            <text:p>17.87%</text:p>
          </table:table-cell>
          <table:table-cell table:style-name="ce4" table:formula="of:=[.E6]/[.$J$6]" office:value-type="percentage" office:value="0.0156697441021896">
            <text:p>1.57%</text:p>
          </table:table-cell>
          <table:table-cell table:style-name="ce4" table:formula="of:=[.F6]/[.$J$6]" office:value-type="percentage" office:value="0.0208903227293423">
            <text:p>2.09%</text:p>
          </table:table-cell>
          <table:table-cell table:style-name="ce4" table:formula="of:=[.G6]/[.$J$6]" office:value-type="percentage" office:value="0.00695543268904919">
            <text:p>0.70%</text:p>
          </table:table-cell>
          <table:table-cell table:style-name="ce4"/>
          <table:table-cell table:style-name="ce5" table:number-columns-repeated="2"/>
        </table:table-row>
        <table:table-row table:style-name="ro3">
          <table:table-cell office:value-type="string">
            <text:p>営業費用</text:p>
          </table:table-cell>
          <table:table-cell office:value-type="float" office:value="1840986">
            <text:p>1,840,986</text:p>
          </table:table-cell>
          <table:table-cell office:value-type="float" office:value="1965895">
            <text:p>1,965,895</text:p>
          </table:table-cell>
          <table:table-cell office:value-type="float" office:value="909483">
            <text:p>909,483</text:p>
          </table:table-cell>
          <table:table-cell office:value-type="float" office:value="80419">
            <text:p>80,419</text:p>
          </table:table-cell>
          <table:table-cell office:value-type="float" office:value="78609">
            <text:p>78,609</text:p>
          </table:table-cell>
          <table:table-cell office:value-type="float" office:value="36300">
            <text:p>36,300</text:p>
          </table:table-cell>
          <table:table-cell office:value-type="float" office:value="4911695">
            <text:p>4,911,695</text:p>
          </table:table-cell>
          <table:table-cell office:value-type="float" office:value="-35302">
            <text:p>-35,302</text:p>
          </table:table-cell>
          <table:table-cell office:value-type="float" office:value="4876392">
            <text:p>4,876,392</text:p>
          </table:table-cell>
        </table:table-row>
        <table:table-row table:style-name="ro2">
          <table:table-cell office:value-type="string">
            <text:p>営業利益又は営業損失（△）</text:p>
          </table:table-cell>
          <table:table-cell office:value-type="float" office:value="195477">
            <text:p>195,477</text:p>
          </table:table-cell>
          <table:table-cell office:value-type="float" office:value="15708">
            <text:p>15,708</text:p>
          </table:table-cell>
          <table:table-cell office:value-type="float" office:value="5622">
            <text:p>5,622</text:p>
          </table:table-cell>
          <table:table-cell office:value-type="string">
            <text:p>△193</text:p>
          </table:table-cell>
          <table:table-cell office:value-type="float" office:value="28343">
            <text:p>28,343</text:p>
          </table:table-cell>
          <table:table-cell office:value-type="string">
            <text:p>△690</text:p>
          </table:table-cell>
          <table:table-cell office:value-type="float" office:value="244268">
            <text:p>244,268</text:p>
          </table:table-cell>
          <table:table-cell office:value-type="float" office:value="-921">
            <text:p>-921</text:p>
          </table:table-cell>
          <table:table-cell office:value-type="float" office:value="243346">
            <text:p>243,346</text:p>
          </table:table-cell>
        </table:table-row>
        <table:table-row table:style-name="ro3">
          <table:table-cell table:style-name="ce3" office:value-type="string">
            <text:p>割合</text:p>
          </table:table-cell>
          <table:table-cell table:style-name="ce4" table:formula="of:=[.B9]/[.$J$9]" office:value-type="percentage" office:value="0.80328832197776">
            <text:p>80.33%</text:p>
          </table:table-cell>
          <table:table-cell table:style-name="ce4" table:formula="of:=[.C9]/[.$J$9]" office:value-type="percentage" office:value="0.0645500645171895">
            <text:p>6.46%</text:p>
          </table:table-cell>
          <table:table-cell table:style-name="ce4" table:formula="of:=[.D9]/[.$J$9]" office:value-type="percentage" office:value="0.0231029069719658">
            <text:p>2.31%</text:p>
          </table:table-cell>
          <table:table-cell table:style-name="ce4" table:formula="of:=[.E9]/[.$J$9]" office:value-type="percentage" office:value="0">
            <text:p>#VALUE!</text:p>
          </table:table-cell>
          <table:table-cell table:style-name="ce4" table:formula="of:=[.F9]/[.$J$9]" office:value-type="percentage" office:value="0.116472019264751">
            <text:p>11.65%</text:p>
          </table:table-cell>
          <table:table-cell table:style-name="ce4" table:formula="of:=[.G9]/[.$J$6]" office:value-type="percentage" office:value="0">
            <text:p>#VALUE!</text:p>
          </table:table-cell>
          <table:table-cell table:style-name="ce4"/>
          <table:table-cell table:style-name="ce5" table:number-columns-repeated="2"/>
        </table:table-row>
        <table:table-row table:style-name="ro3">
          <table:table-cell table:style-name="ce3" office:value-type="string">
            <text:p>営業利益率</text:p>
          </table:table-cell>
          <table:table-cell table:style-name="ce4" table:formula="of:=[.B9]/[.B6]" office:value-type="percentage" office:value="0.0959884387840885">
            <text:p>9.60%</text:p>
          </table:table-cell>
          <table:table-cell table:style-name="ce4" table:formula="of:=[.C9]/[.C6]" office:value-type="percentage" office:value="0.00792691173413053">
            <text:p>0.79%</text:p>
          </table:table-cell>
          <table:table-cell table:style-name="ce4" table:formula="of:=[.D9]/[.D6]" office:value-type="percentage" office:value="0.00614355729670366">
            <text:p>0.61%</text:p>
          </table:table-cell>
          <table:table-cell table:style-name="ce4"/>
          <table:table-cell table:style-name="ce4" table:formula="of:=[.F9]/[.F6]" office:value-type="percentage" office:value="0.265004254205118">
            <text:p>26.50%</text:p>
          </table:table-cell>
          <table:table-cell table:style-name="ce4"/>
          <table:table-cell table:style-name="ce4" table:formula="of:=[.H9]/[.H6]" office:value-type="percentage" office:value="0.0473758248459114">
            <text:p>4.74%</text:p>
          </table:table-cell>
          <table:table-cell table:style-name="ce5" table:number-columns-repeated="2"/>
        </table:table-row>
        <table:table-row table:style-name="ro5">
          <table:table-cell office:value-type="string">
            <text:p>Ⅱ　資産、減価償却費、</text:p>
            <text:p>減損損失及び資本的支出</text:p>
          </table:table-cell>
          <table:table-cell table:number-columns-repeated="9" office:value-type="string">
            <text:p>    </text:p>
          </table:table-cell>
        </table:table-row>
        <table:table-row table:style-name="ro3">
          <table:table-cell office:value-type="string">
            <text:p>資産</text:p>
          </table:table-cell>
          <table:table-cell office:value-type="float" office:value="1112557">
            <text:p>1,112,557</text:p>
          </table:table-cell>
          <table:table-cell office:value-type="float" office:value="1081491">
            <text:p>1,081,491</text:p>
          </table:table-cell>
          <table:table-cell office:value-type="float" office:value="571463">
            <text:p>571,463</text:p>
          </table:table-cell>
          <table:table-cell office:value-type="float" office:value="21105">
            <text:p>21,105</text:p>
          </table:table-cell>
          <table:table-cell office:value-type="float" office:value="1350272">
            <text:p>1,350,272</text:p>
          </table:table-cell>
          <table:table-cell office:value-type="float" office:value="145792">
            <text:p>145,792</text:p>
          </table:table-cell>
          <table:table-cell office:value-type="float" office:value="4282682">
            <text:p>4,282,682</text:p>
          </table:table-cell>
          <table:table-cell office:value-type="float" office:value="-550570">
            <text:p>-550,570</text:p>
          </table:table-cell>
          <table:table-cell office:value-type="float" office:value="3732111">
            <text:p>3,732,111</text:p>
          </table:table-cell>
        </table:table-row>
        <table:table-row table:style-name="ro3">
          <table:table-cell office:value-type="string">
            <text:p>減価償却費</text:p>
          </table:table-cell>
          <table:table-cell office:value-type="float" office:value="68743">
            <text:p>68,743</text:p>
          </table:table-cell>
          <table:table-cell office:value-type="float" office:value="25890">
            <text:p>25,890</text:p>
          </table:table-cell>
          <table:table-cell office:value-type="float" office:value="14361">
            <text:p>14,361</text:p>
          </table:table-cell>
          <table:table-cell office:value-type="float" office:value="811">
            <text:p>811</text:p>
          </table:table-cell>
          <table:table-cell office:value-type="float" office:value="20693">
            <text:p>20,693</text:p>
          </table:table-cell>
          <table:table-cell office:value-type="float" office:value="1598">
            <text:p>1,598</text:p>
          </table:table-cell>
          <table:table-cell office:value-type="float" office:value="132099">
            <text:p>132,099</text:p>
          </table:table-cell>
          <table:table-cell office:value-type="float" office:value="321">
            <text:p>321</text:p>
          </table:table-cell>
          <table:table-cell office:value-type="float" office:value="132421">
            <text:p>132,421</text:p>
          </table:table-cell>
        </table:table-row>
        <table:table-row table:style-name="ro3">
          <table:table-cell office:value-type="string">
            <text:p>減損損失</text:p>
          </table:table-cell>
          <table:table-cell office:value-type="float" office:value="5939">
            <text:p>5,939</text:p>
          </table:table-cell>
          <table:table-cell office:value-type="float" office:value="4139">
            <text:p>4,139</text:p>
          </table:table-cell>
          <table:table-cell office:value-type="float" office:value="10301">
            <text:p>10,301</text:p>
          </table:table-cell>
          <table:table-cell office:value-type="float" office:value="378">
            <text:p>378</text:p>
          </table:table-cell>
          <table:table-cell office:value-type="float" office:value="635">
            <text:p>635</text:p>
          </table:table-cell>
          <table:table-cell office:value-type="float" office:value="59">
            <text:p>59</text:p>
          </table:table-cell>
          <table:table-cell office:value-type="float" office:value="21454">
            <text:p>21,454</text:p>
          </table:table-cell>
          <table:table-cell office:value-type="string">
            <text:p>－</text:p>
          </table:table-cell>
          <table:table-cell office:value-type="float" office:value="21454">
            <text:p>21,454</text:p>
          </table:table-cell>
        </table:table-row>
        <table:table-row table:style-name="ro3">
          <table:table-cell office:value-type="string">
            <text:p>資本的支出</text:p>
          </table:table-cell>
          <table:table-cell office:value-type="float" office:value="91626">
            <text:p>91,626</text:p>
          </table:table-cell>
          <table:table-cell office:value-type="float" office:value="44797">
            <text:p>44,797</text:p>
          </table:table-cell>
          <table:table-cell office:value-type="float" office:value="25559">
            <text:p>25,559</text:p>
          </table:table-cell>
          <table:table-cell office:value-type="float" office:value="443">
            <text:p>443</text:p>
          </table:table-cell>
          <table:table-cell office:value-type="float" office:value="16979">
            <text:p>16,979</text:p>
          </table:table-cell>
          <table:table-cell office:value-type="float" office:value="127389">
            <text:p>127,389</text:p>
          </table:table-cell>
          <table:table-cell office:value-type="float" office:value="306797">
            <text:p>306,797</text:p>
          </table:table-cell>
          <table:table-cell office:value-type="float" office:value="2773">
            <text:p>2,773</text:p>
          </table:table-cell>
          <table:table-cell office:value-type="float" office:value="309570">
            <text:p>309,57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2013/04/05</text:date>, <text:time>22:0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5:27.90</meta:creation-date>
    <dc:date>2013-04-05T22:08:22.49</dc:date>
    <meta:editing-duration>PT12M58S</meta:editing-duration>
    <meta:editing-cycles>2</meta:editing-cycles>
    <meta:generator>OpenOffice.org/3.4.1$Win32 OpenOffice.org_project/341m1$Build-9593</meta:generator>
    <meta:document-statistic meta:table-count="4" meta:cell-count="280" meta:object-count="0"/>
  </office:meta>
</office:document-meta>
</file>